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LoanOrderRsp.setLast_row_type( String last_row_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LoanOrderRsp.QueryLoanOrderRs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LoanOrderRsp.getTxn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LoanOrderRsp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eryLoanOrderRsp.getLoan_prod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LoanOrderRsp.setLoan_card_no( String loan_card_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LoanOrderRsp.setLast_row_key( String last_row_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LoanOrderRsp.getLast_row_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LoanOrderRsp.getLoan_card_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LoanOrderRsp.getLast_row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LoanOrderRsp.getNextpage_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LoanOrderRsp.setNextpage_flag( String nextpage_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LoanOrderRsp.setTxn_list( List &lt; TxnListItsm &gt; txn_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LoanOrderRsp.setLoan_prod_code( String loan_prod_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